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39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3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39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42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39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39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39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39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42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42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39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42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9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42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42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42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9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9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9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9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9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9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3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39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3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1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4"/>
    <style:style style:name="ce55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45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39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39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39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4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39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0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1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40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3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38">
      <style:text-properties style:text-underline-style="solid" style:text-underline-type="single" fo:font-weight="bold" style:font-weight-asian="bold" style:font-weight-complex="bold"/>
    </style:style>
    <style:style style:name="ce76" style:family="table-cell" style:parent-style-name="Default" style:data-style-name="N4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9" style:family="table-cell" style:parent-style-name="Excel_32_Built-in_32_Normal" style:data-style-name="N41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e80" style:family="table-cell" style:parent-style-name="Default" style:data-style-name="N40">
      <style:table-cell-properties fo:background-color="#E2EFDA"/>
      <style:text-properties style:font-name="Abyssinica SIL" style:font-name-asian="Abyssinica SIL" style:font-name-complex="Abyssinica SIL"/>
    </style:style>
    <style:style style:name="ce81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82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83" style:family="table-cell" style:parent-style-name="Default" style:data-style-name="N38">
      <style:table-cell-properties fo:background-color="#E2EFDA"/>
      <style:text-properties style:font-name="Abyssinica SIL" style:font-name-asian="Abyssinica SIL" style:font-name-complex="Abyssinica SIL"/>
    </style:style>
    <style:style style:name="ce84" style:family="table-cell" style:parent-style-name="Default" style:data-style-name="N53">
      <style:text-properties style:font-name="Abyssinica SIL" style:font-name-asian="Abyssinica SIL" style:font-name-complex="Abyssinica SIL"/>
    </style:style>
    <style:style style:name="ce85" style:family="table-cell" style:parent-style-name="Default" style:data-style-name="N39">
      <style:table-cell-properties fo:background-color="#E2EFDA"/>
      <style:text-properties style:font-name="Abyssinica SIL" style:font-name-asian="Abyssinica SIL" style:font-name-complex="Abyssinica SIL"/>
    </style:style>
    <style:style style:name="ce86" style:family="table-cell" style:parent-style-name="Default" style:data-style-name="N39">
      <style:table-cell-properties fo:border-top="none" fo:border-bottom="thin solid #000000" fo:border-left="none" fo:border-right="none" fo:background-color="#E2EFDA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44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8" style:family="table-cell" style:parent-style-name="Default" style:data-style-name="N4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Default" style:data-style-name="N47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0" style:family="table-cell" style:parent-style-name="Default" style:data-style-name="N48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1" style:family="table-cell" style:parent-style-name="Default" style:data-style-name="N49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2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3" style:family="table-cell" style:parent-style-name="Default" style:data-style-name="N50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4" style:family="table-cell" style:parent-style-name="Excel_32_Built-in_32_Normal" style:data-style-name="N50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5" style:family="table-cell" style:parent-style-name="Excel_32_Built-in_32_Normal" style:data-style-name="N51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6" style:family="table-cell" style:parent-style-name="Excel_32_Built-in_32_Normal" style:data-style-name="N46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7" style:family="table-cell" style:parent-style-name="Excel_32_Built-in_32_Normal" style:data-style-name="N50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8" style:family="table-cell" style:parent-style-name="Excel_32_Built-in_32_Normal" style:data-style-name="N51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9" style:family="table-cell" style:parent-style-name="Default" style:data-style-name="N47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0" style:family="table-cell" style:parent-style-name="Excel_32_Built-in_32_Normal" style:data-style-name="N46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1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2" style:family="table-cell" style:parent-style-name="Default" style:data-style-name="N4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3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4" style:family="table-cell" style:parent-style-name="Default" style:data-style-name="N5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5" style:family="table-cell" style:parent-style-name="Default" style:data-style-name="N52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7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10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9" style:family="table-cell" style:parent-style-name="Default" style:data-style-name="N50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0" style:family="table-cell" style:parent-style-name="Default" style:data-style-name="N44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1" style:family="table-cell" style:parent-style-name="Default" style:data-style-name="N47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2" style:family="table-cell" style:parent-style-name="Default" style:data-style-name="N46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53458333333333cm" style:use-optimal-column-width="true"/>
    </style:style>
    <style:style style:name="co18" style:family="table-column">
      <style:table-column-properties fo:break-before="auto" style:column-width="0.44979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6.2970833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2.51354166666667cm"/>
    </style:style>
    <style:style style:name="co23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22]" table:style-name="ce20">
            <text:p>0,00</text:p>
          </table:table-cell>
          <table:table-cell table:number-columns-repeated="2" table:style-name="ce3"/>
          <table:table-cell office:value-type="float" office:value="0" table:formula="of:=[.D8]*[.A9]" table:style-name="ce3">
            <text:p>0,00</text:p>
          </table:table-cell>
          <table:table-cell office:value-type="float" office:value="0" table:formula="of:=[.E8]*[.A9]" table:style-name="ce3">
            <text:p>0,00</text:p>
          </table:table-cell>
          <table:table-cell office:value-type="float" office:value="0" table:formula="of:=[.F8]*[.A9]" table:style-name="ce23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2]*[.A13]" table:style-name="ce18">
            <text:p>0,00</text:p>
          </table:table-cell>
          <table:table-cell office:value-type="float" office:value="0" table:formula="of:=[.E12]*[.A13]" table:style-name="ce18">
            <text:p>0,00</text:p>
          </table:table-cell>
          <table:table-cell office:value-type="float" office:value="0" table:formula="of:=[.F12]*[.A13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4]*[.A15]" table:style-name="ce18">
            <text:p>0,00</text:p>
          </table:table-cell>
          <table:table-cell office:value-type="float" office:value="0" table:formula="of:=[.E14]*[.A15]" table:style-name="ce18">
            <text:p>0,00</text:p>
          </table:table-cell>
          <table:table-cell office:value-type="float" office:value="0" table:formula="of:=[.F14]*[.A15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0" table:formula="of:=[.D9]+[.D11]+[.D13]+[.D15]" table:style-name="ce18">
            <text:p>0,00</text:p>
          </table:table-cell>
          <table:table-cell office:value-type="float" office:value="0" table:formula="of:=[.E9]+[.E11]+[.E13]+[.E15]" table:style-name="ce18">
            <text:p>0,00</text:p>
          </table:table-cell>
          <table:table-cell office:value-type="float" office:value="0" table:formula="of:=[.F9]+[.F11]+[.F13]+[.F15]" table:style-name="ce18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7">
            <text:p>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7]+[.A17]" table:style-name="ce17">
            <text:p>0,00</text:p>
          </table:table-cell>
          <table:table-cell office:value-type="percentage" office:value="0" table:formula="of:=[.B20]/[.$A$20]" table:style-name="ce29">
            <text:p>#SAYI/0!</text:p>
          </table:table-cell>
          <table:table-cell office:value-type="percentage" office:value="0" table:formula="of:=[.C20]/[.$A$20]" table:style-name="ce30">
            <text:p>#SAYI/0!</text:p>
          </table:table-cell>
          <table:table-cell office:value-type="percentage" office:value="0" table:formula="of:=[.D20]/[.$A$20]" table:style-name="ce30">
            <text:p>#SAYI/0!</text:p>
          </table:table-cell>
          <table:table-cell office:value-type="percentage" office:value="0" table:formula="of:=[.E20]/[.$A$20]" table:style-name="ce30">
            <text:p>#SAYI/0!</text:p>
          </table:table-cell>
          <table:table-cell office:value-type="percentage" office:value="0" table:formula="of:=[.F20]/[.$A$20]" table:style-name="ce31">
            <text:p>#SAYI/0!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SUM([.B20:.F20])" table:style-name="ce34">
            <text:p>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0" table:formula="of:=[.D11]+[.D13]+[.D9]+[.D7]+[.D15]" table:style-name="ce35">
            <text:p>0,00</text:p>
          </table:table-cell>
          <table:table-cell office:value-type="float" office:value="0" table:formula="of:=[.E11]+[.E13]+[.E9]+[.E7]+[.E15]" table:style-name="ce35">
            <text:p>0,00</text:p>
          </table:table-cell>
          <table:table-cell office:value-type="float" office:value="0" table:formula="of:=[.F16]" table:style-name="ce35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0" table:formula="of:=SUM([.F16:.F18])" table:style-name="ce48">
            <text:p>0,00</text:p>
          </table:table-cell>
          <table:table-cell office:value-type="float" office:value="0" table:formula="of:=SUM([.G16:.G19])" table:style-name="ce48">
            <text:p>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25:.F30])" table:style-name="ce48">
            <text:p>0,00</text:p>
          </table:table-cell>
          <table:table-cell office:value-type="float" office:value="0" table:formula="of:=SUM([.G25:.G30])" table:style-name="ce61">
            <text:p>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LS" table:style-name="ta2">
        <table:table-column table:style-name="co12" table:default-cell-style-name="ce42"/>
        <table:table-column table:style-name="co14" table:default-cell-style-name="ce42"/>
        <table:table-column table:style-name="co17" table:default-cell-style-name="ce69"/>
        <table:table-column table:style-name="co12" table:default-cell-style-name="ce70"/>
        <table:table-column table:style-name="co8" table:default-cell-style-name="ce42"/>
        <table:table-column table:style-name="co4" table:default-cell-style-name="ce71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9]+[.F8]-[.G8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10]+[.F9]-[.G9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11]+[.F10]-[.G10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 Mayıs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2]" table:style-name="ce83">
            <text:p>26.874,10<text:s/></text:p>
          </table:table-cell>
          <table:table-cell table:style-name="ce43"/>
          <table:table-cell office:value-type="float" office:value="83070.207499394644" table:formula="of:=[.H12]+[.F11]-[.G11]" table:style-name="ce43">
            <text:p>83.070,21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84">
            <text:p>30.04.2024</text:p>
          </table:table-cell>
          <table:table-cell office:value-type="string" table:style-name="ce53">
            <text:p>nisan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0" table:formula="of:=([.C12]/[.C14])-1" table:style-name="ce70">
            <text:p>0,00%</text:p>
          </table:table-cell>
          <table:table-cell office:value-type="float" office:value="26874.096823585311" table:formula="of:=[.E14]+[.F12]" table:style-name="ce42">
            <text:p>26874,09682</text:p>
          </table:table-cell>
          <table:table-cell office:value-type="float" office:value="0" table:formula="of:=[.H13]*[.D12]" table:style-name="ce71">
            <text:p>0,00<text:s/></text:p>
          </table:table-cell>
          <table:table-cell table:style-name="ce43"/>
          <table:table-cell office:value-type="float" office:value="56196.110675809337" table:formula="of:=[.H13]+[.F12]-[.G12]" table:style-name="ce43">
            <text:p>56.196,11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 Nisan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4]" table:style-name="ce83">
            <text:p>26.874,10<text:s/></text:p>
          </table:table-cell>
          <table:table-cell table:style-name="ce43"/>
          <table:table-cell office:value-type="float" office:value="56196.110675809337" table:formula="of:=[.H14]+[.F13]-[.G13]" table:style-name="ce43">
            <text:p>56.196,11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84">
            <text:p>30.03.2024</text:p>
          </table:table-cell>
          <table:table-cell office:value-type="string" table:style-name="ce53">
            <text:p>mar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0" table:formula="of:=([.C14]/[.C16])-1" table:style-name="ce70">
            <text:p>0,00%</text:p>
          </table:table-cell>
          <table:table-cell office:value-type="float" office:value="26874.096823585311" table:formula="of:=[.E16]+[.F14]" table:style-name="ce42">
            <text:p>26874,09682</text:p>
          </table:table-cell>
          <table:table-cell office:value-type="float" office:value="0" table:formula="of:=[.H15]*[.D14]" table:style-name="ce71">
            <text:p>0,00<text:s/></text:p>
          </table:table-cell>
          <table:table-cell table:style-name="ce43"/>
          <table:table-cell office:value-type="float" office:value="29322.013852224023" table:formula="of:=[.H15]+[.F14]-[.G14]" table:style-name="ce43">
            <text:p>29.322,0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 Mart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6]" table:style-name="ce83">
            <text:p>26.874,10<text:s/></text:p>
          </table:table-cell>
          <table:table-cell table:style-name="ce43"/>
          <table:table-cell office:value-type="float" office:value="29322.013852224023" table:formula="of:=[.H16]+[.F15]-[.G15]" table:style-name="ce43">
            <text:p>29.322,01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84">
            <text:p>29.02.2024</text:p>
          </table:table-cell>
          <table:table-cell office:value-type="string" table:style-name="ce53">
            <text:p>şubat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6.702553401679423E-2" table:formula="of:=([.C16]/[.C18])-1" table:style-name="ce70">
            <text:p>6,70%</text:p>
          </table:table-cell>
          <table:table-cell office:value-type="float" office:value="26874.096823585311" table:formula="of:=[.E18]+[.F16]" table:style-name="ce42">
            <text:p>26874,09682</text:p>
          </table:table-cell>
          <table:table-cell office:value-type="float" office:value="153.76665397655935" table:formula="of:=[.H17]*[.D16]" table:style-name="ce71">
            <text:p>153,77<text:s/></text:p>
          </table:table-cell>
          <table:table-cell table:style-name="ce43"/>
          <table:table-cell office:value-type="float" office:value="2447.9170286387121" table:formula="of:=[.H17]+[.F16]-[.G16]" table:style-name="ce85">
            <text:p>2.447,9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 Şubat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18]" table:style-name="ce83">
            <text:p>26.720,33<text:s/></text:p>
          </table:table-cell>
          <table:table-cell table:style-name="ce43"/>
          <table:table-cell office:value-type="float" office:value="2294.1503746621529" table:formula="of:=[.H18]+[.F17]-[.G17]" table:style-name="ce85">
            <text:p>2.294,15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84">
            <text:p>30.01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18]/[.C21])-1" table:style-name="ce70">
            <text:p>6,70%</text:p>
          </table:table-cell>
          <table:table-cell office:value-type="float" office:value="26720.330169608751" table:formula="of:=[.E21]+[.F18]" table:style-name="ce42">
            <text:p>26720,33017</text:p>
          </table:table-cell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-24426.179794946598" table:formula="of:=[.H19]+[.F18]-[.G18]" table:style-name="ce85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ödeme</text:p>
          </table:table-cell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149188" table:style-name="ce43">
            <text:p>149.188,00</text:p>
          </table:table-cell>
          <table:table-cell office:value-type="float" office:value="-24426.179794946598" table:formula="of:=[.H20]+[.F19]-[.G19]" table:style-name="ce86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5 Ocak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21]" table:style-name="ce83">
            <text:p>26.720,33<text:s/></text:p>
          </table:table-cell>
          <table:table-cell table:style-name="ce43"/>
          <table:table-cell office:value-type="float" office:value="124761.8202050534" table:formula="of:=[.H21]+[.F20]-[.G20]" table:style-name="ce43">
            <text:p>124.761,82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84">
            <text:p>30.12.2023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21]/[.C27])-1" table:style-name="ce70">
            <text:p>2,93%</text:p>
          </table:table-cell>
          <table:table-cell office:value-type="float" office:value="26720.330169608751" table:formula="of:=[.E27]+[.F21]" table:style-name="ce42">
            <text:p>26720,33017</text:p>
          </table:table-cell>
          <table:table-cell office:value-type="float" office:value="2788.2595236446064" table:formula="of:=[.H22]*[.D21]" table:style-name="ce71">
            <text:p>2.788,26<text:s/></text:p>
          </table:table-cell>
          <table:table-cell table:style-name="ce43"/>
          <table:table-cell office:value-type="float" office:value="98041.490035444644" table:formula="of:=[.H22]+[.F21]-[.G21]" table:style-name="ce43">
            <text:p>98.041,4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95253.230511800037" table:formula="of:=[.H23]+[.F22]-[.G22]" table:style-name="ce43">
            <text:p>95.253,23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94623.710511800033" table:formula="of:=[.H24]+[.F23]-[.G23]" table:style-name="ce43">
            <text:p>94.6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94423.710511800033" table:formula="of:=[.H25]+[.F24]-[.G24]" table:style-name="ce43">
            <text:p>94.4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94030.260511800036" table:formula="of:=[.H26]+[.F25]-[.G25]" table:style-name="ce43">
            <text:p>94.030,26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4 Aralık</text:p>
          </table:table-cell>
          <table:table-cell table:style-name="ce80"/>
          <table:table-cell table:style-name="ce81"/>
          <table:table-cell table:style-name="ce82"/>
          <table:table-cell office:value-type="float" office:value="23932.070645964144" table:formula="of:=[.F27]+[.F28]" table:style-name="ce83">
            <text:p>23.932,07<text:s/></text:p>
          </table:table-cell>
          <table:table-cell table:style-name="ce43"/>
          <table:table-cell office:value-type="float" office:value="93030.260511800036" table:formula="of:=[.H27]+[.F26]-[.G26]" table:style-name="ce43">
            <text:p>93.030,26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84">
            <text:p>30.11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27]/[.C29])-1" table:style-name="ce70">
            <text:p>3,28%</text:p>
          </table:table-cell>
          <table:table-cell office:value-type="float" office:value="23932.070645964144" table:formula="of:=[.E29]+[.F27]" table:style-name="ce42">
            <text:p>23932,07065</text:p>
          </table:table-cell>
          <table:table-cell office:value-type="float" office:value="1481.944292828033" table:formula="of:=[.H29]*[.D27]" table:style-name="ce71">
            <text:p>1.481,94<text:s/></text:p>
          </table:table-cell>
          <table:table-cell table:style-name="ce43"/>
          <table:table-cell office:value-type="float" office:value="69098.189865835884" table:formula="of:=[.H28]+[.F27]-[.G27]" table:style-name="ce43">
            <text:p>69.098,1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3 Kasım</text:p>
          </table:table-cell>
          <table:table-cell table:style-name="ce80"/>
          <table:table-cell table:style-name="ce81"/>
          <table:table-cell table:style-name="ce82"/>
          <table:table-cell office:value-type="float" office:value="22450.126353136111" table:formula="of:=[.F29]+[.F34]" table:style-name="ce83">
            <text:p>22.450,13<text:s/></text:p>
          </table:table-cell>
          <table:table-cell table:style-name="ce43"/>
          <table:table-cell office:value-type="float" office:value="67616.245573007851" table:formula="of:=[.H29]+[.F28]-[.G28]" table:style-name="ce43">
            <text:p>67.616,2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29]/[.C35])-1" table:style-name="ce70">
            <text:p>3,43%</text:p>
          </table:table-cell>
          <table:table-cell office:value-type="float" office:value="22450.126353136111" table:formula="of:=[.E35]+[.F29]" table:style-name="ce42">
            <text:p>22450,12635</text:p>
          </table:table-cell>
          <table:table-cell office:value-type="float" office:value="1499.5034864004788" table:formula="of:=[.H30]*[.D29]" table:style-name="ce71">
            <text:p>1.499,50<text:s/></text:p>
          </table:table-cell>
          <table:table-cell table:style-name="ce43"/>
          <table:table-cell office:value-type="float" office:value="45166.11921987174" table:formula="of:=[.H30]+[.F29]-[.G29]" table:style-name="ce43">
            <text:p>45.166,1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43666.615733471263" table:formula="of:=[.H31]+[.F30]-[.G30]" table:style-name="ce43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84">
            <text:p>1.01.1900</text:p>
          </table:table-cell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43614.115733471263" table:formula="of:=[.H32]+[.F31]-[.G31]" table:style-name="ce43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43458.095733471266" table:formula="of:=[.H33]+[.F32]-[.G32]" table:style-name="ce43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43371.095733471266" table:formula="of:=[.H34]+[.F33]-[.G33]" table:style-name="ce43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2 Ekim</text:p>
          </table:table-cell>
          <table:table-cell table:style-name="ce80"/>
          <table:table-cell table:style-name="ce81"/>
          <table:table-cell table:style-name="ce82"/>
          <table:table-cell office:value-type="float" office:value="20950.622866735634" table:formula="of:=[.F35]+[.F37]" table:style-name="ce83">
            <text:p>20.950,62<text:s/></text:p>
          </table:table-cell>
          <table:table-cell table:style-name="ce43"/>
          <table:table-cell office:value-type="float" office:value="41901.245733471267" table:formula="of:=[.H35]+[.F34]-[.G34]" table:style-name="ce43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35]/[.C36])-1" table:style-name="ce70">
            <text:p>4,75%</text:p>
          </table:table-cell>
          <table:table-cell office:value-type="float" office:value="20950.622866735634" table:formula="of:=[.F37]+[.F35]" table:style-name="ce42">
            <text:p>20950,62287</text:p>
          </table:table-cell>
          <table:table-cell office:value-type="float" office:value="950.6228667356354" table:formula="of:=[.H36]*[.D35]" table:style-name="ce71">
            <text:p>950,62<text:s/></text:p>
          </table:table-cell>
          <table:table-cell table:style-name="ce55"/>
          <table:table-cell office:value-type="float" office:value="20950.622866735634" table:formula="of:=[.H36]+[.F35]-[.G35]" table:style-name="ce43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table:style-name="ce70"/>
          <table:table-cell table:style-name="ce42"/>
          <table:table-cell table:style-name="ce71"/>
          <table:table-cell table:style-name="ce55"/>
          <table:table-cell office:value-type="float" office:value="20000" table:formula="of:=[.H37]+[.F36]-[.G36]" table:style-name="ce43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85">
            <text:p>2023-2024 Kira 1 Eylül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43"/>
          <table:table-cell office:value-type="float" office:value="20000" table:formula="of:=[.H38]+[.F37]-[.G37]" table:style-name="ce43">
            <text:p>20.000,00</text:p>
          </table:table-cell>
          <table:table-cell table:number-columns-repeated="16376"/>
        </table:table-row>
        <table:table-row table:number-rows-repeated="1048539" table:style-name="ro4">
          <table:table-cell table:number-columns-repeated="16384"/>
        </table:table-row>
      </table:table>
      <table:table table:name="Slnk" table:style-name="ta3">
        <table:table-column table:style-name="co18" table:default-cell-style-name="ce87"/>
        <table:table-column table:style-name="co19" table:default-cell-style-name="ce93"/>
        <table:table-column table:style-name="co20" table:default-cell-style-name="ce87"/>
        <table:table-column table:style-name="co16" table:default-cell-style-name="ce88"/>
        <table:table-column table:style-name="co21" table:default-cell-style-name="ce89"/>
        <table:table-column table:style-name="co22" table:default-cell-style-name="ce88"/>
        <table:table-column table:style-name="co23" table:default-cell-style-name="ce90"/>
        <table:table-column table:style-name="co6" table:number-columns-repeated="2" table:default-cell-style-name="ce91"/>
        <table:table-column table:style-name="co6" table:number-columns-repeated="3" table:default-cell-style-name="ce90"/>
        <table:table-column table:style-name="co6" table:number-columns-repeated="1007" table:default-cell-style-name="ce87"/>
        <table:table-column table:style-name="co6" table:number-columns-repeated="3" table:default-cell-style-name="ce92"/>
        <table:table-column table:style-name="co13" table:number-columns-repeated="15362" table:default-cell-style-name="ce92"/>
        <table:table-row table:style-name="ro7">
          <table:table-cell table:style-name="ce87"/>
          <table:table-cell office:value-type="float" office:value="2024" table:style-name="ce2">
            <text:p>2024</text:p>
          </table:table-cell>
          <table:table-cell table:style-name="ce87"/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87"/>
          <table:table-cell table:style-name="ce93"/>
          <table:table-cell office:value-type="string" table:style-name="ce93">
            <text:p>SELANİK DOĞUŞ 2024 HESAPLARI</text:p>
          </table:table-cell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4"/>
          <table:table-cell table:style-name="ce95"/>
          <table:table-cell office:value-type="string" table:style-name="ce96">
            <text:p>Slnk-Ödeme</text:p>
          </table:table-cell>
          <table:table-cell office:value-type="string" table:style-name="ce89">
            <text:p>DĞŞ-Ödeme</text:p>
          </table:table-cell>
          <table:table-cell office:value-type="string" table:style-name="ce96">
            <text:p>BAKİYE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7"/>
          <table:table-cell office:value-type="string" table:style-name="ce98">
            <text:p>2023 den <text:s/>DEVİR DOĞUŞ ALACAKLI</text:p>
          </table:table-cell>
          <table:table-cell table:style-name="ce96"/>
          <table:table-cell office:value-type="float" office:value="67412.98" table:style-name="ce91">
            <text:p>67.412,98</text:p>
          </table:table-cell>
          <table:table-cell office:value-type="float" office:value="67412.98" table:formula="of:=[.E5]-[.D5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5"/>
          <table:table-cell table:style-name="ce100"/>
          <table:table-cell table:style-name="ce89"/>
          <table:table-cell office:value-type="float" office:value="67412.98" table:formula="of:=[.F5]+[.E6]-[.D6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05T00:00:00" table:style-name="ce93">
            <text:p>05.01.24</text:p>
          </table:table-cell>
          <table:table-cell office:value-type="string" table:style-name="ce92">
            <text:p>pide</text:p>
          </table:table-cell>
          <table:table-cell table:style-name="ce101"/>
          <table:table-cell office:value-type="float" office:value="80" table:style-name="ce89">
            <text:p>80,00</text:p>
          </table:table-cell>
          <table:table-cell office:value-type="float" office:value="67492.98" table:formula="of:=[.F6]+[.E7]-[.D7]" table:style-name="ce99">
            <text:p>67.49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09T00:00:00" table:style-name="ce93">
            <text:p>09.01.24</text:p>
          </table:table-cell>
          <table:table-cell office:value-type="string" table:style-name="ce92">
            <text:p>pide</text:p>
          </table:table-cell>
          <table:table-cell table:style-name="ce101"/>
          <table:table-cell office:value-type="float" office:value="100" table:style-name="ce89">
            <text:p>100,00</text:p>
          </table:table-cell>
          <table:table-cell office:value-type="float" office:value="67592.98" table:formula="of:=[.F7]+[.E8]-[.D8]" table:style-name="ce99">
            <text:p>67.59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12T00:00:00" table:style-name="ce93">
            <text:p>12.01.24</text:p>
          </table:table-cell>
          <table:table-cell office:value-type="string" table:style-name="ce92">
            <text:p>pide</text:p>
          </table:table-cell>
          <table:table-cell table:style-name="ce101"/>
          <table:table-cell office:value-type="float" office:value="250" table:style-name="ce102">
            <text:p>250,00</text:p>
          </table:table-cell>
          <table:table-cell office:value-type="float" office:value="67842.98" table:formula="of:=[.F8]+[.E9]-[.D9]" table:style-name="ce99">
            <text:p>67.84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13T00:00:00" table:style-name="ce93">
            <text:p>13.01.24</text:p>
          </table:table-cell>
          <table:table-cell office:value-type="string" table:style-name="ce92">
            <text:p>pide</text:p>
          </table:table-cell>
          <table:table-cell table:style-name="ce101"/>
          <table:table-cell office:value-type="float" office:value="250" table:style-name="ce89">
            <text:p>250,00</text:p>
          </table:table-cell>
          <table:table-cell office:value-type="float" office:value="68092.98" table:formula="of:=[.F9]+[.E10]-[.D10]" table:style-name="ce99">
            <text:p>68.09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15T00:00:00" table:style-name="ce93">
            <text:p>15.01.24</text:p>
          </table:table-cell>
          <table:table-cell office:value-type="string" table:style-name="ce92">
            <text:p>kredi için</text:p>
          </table:table-cell>
          <table:table-cell office:value-type="float" office:value="3450" table:style-name="ce101">
            <text:p>3450</text:p>
          </table:table-cell>
          <table:table-cell table:style-name="ce89"/>
          <table:table-cell office:value-type="float" office:value="64642.979999999996" table:formula="of:=[.F10]+[.E11]-[.D11]" table:style-name="ce99">
            <text:p>64.64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office:value-type="string" table:style-name="ce92">
            <text:p>krediye ödenen</text:p>
          </table:table-cell>
          <table:table-cell table:style-name="ce101"/>
          <table:table-cell office:value-type="float" office:value="3450" table:style-name="ce89">
            <text:p>3.450,00</text:p>
          </table:table-cell>
          <table:table-cell office:value-type="float" office:value="68092.98" table:formula="of:=[.F11]+[.E12]-[.D12]" table:style-name="ce99">
            <text:p>68.09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17T00:00:00" table:style-name="ce93">
            <text:p>17.01.24</text:p>
          </table:table-cell>
          <table:table-cell office:value-type="string" table:style-name="ce87">
            <text:p>pide</text:p>
          </table:table-cell>
          <table:table-cell table:style-name="ce89"/>
          <table:table-cell office:value-type="float" office:value="200" table:style-name="ce103">
            <text:p>200</text:p>
          </table:table-cell>
          <table:table-cell office:value-type="float" office:value="68292.98" table:formula="of:=[.F12]+[.E13]-[.D13]" table:style-name="ce99">
            <text:p>68.29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20T00:00:00" table:style-name="ce93">
            <text:p>20.01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80" table:style-name="ce89">
            <text:p>180,00</text:p>
          </table:table-cell>
          <table:table-cell office:value-type="float" office:value="68472.98" table:formula="of:=[.F13]+[.E14]-[.D14]" table:style-name="ce99">
            <text:p>68.47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25T00:00:00" table:style-name="ce93">
            <text:p>25.01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56" table:style-name="ce89">
            <text:p>156,00</text:p>
          </table:table-cell>
          <table:table-cell office:value-type="float" office:value="68628.98" table:formula="of:=[.F14]+[.E15]-[.D15]" table:style-name="ce99">
            <text:p>68.628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27T00:00:00" table:style-name="ce93">
            <text:p>27.01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08" table:style-name="ce89">
            <text:p>108,00</text:p>
          </table:table-cell>
          <table:table-cell office:value-type="float" office:value="68736.98" table:formula="of:=[.F15]+[.E16]-[.D16]" table:style-name="ce99">
            <text:p>68.736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07T00:00:00" table:style-name="ce93">
            <text:p>07.02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07" table:style-name="ce89">
            <text:p>107,00</text:p>
          </table:table-cell>
          <table:table-cell office:value-type="float" office:value="68843.98" table:formula="of:=[.F16]+[.E17]-[.D17]" table:style-name="ce99">
            <text:p>68.843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09T00:00:00" table:style-name="ce93">
            <text:p>09.02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59" table:style-name="ce89">
            <text:p>159,00</text:p>
          </table:table-cell>
          <table:table-cell office:value-type="float" office:value="69002.98" table:formula="of:=[.F17]+[.E18]-[.D18]" table:style-name="ce99">
            <text:p>69.00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2T00:00:00" table:style-name="ce93">
            <text:p>12.02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09" table:style-name="ce89">
            <text:p>109,00</text:p>
          </table:table-cell>
          <table:table-cell office:value-type="float" office:value="69111.98" table:formula="of:=[.F18]+[.E19]-[.D19]" table:style-name="ce99">
            <text:p>69.111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4T00:00:00" table:style-name="ce93">
            <text:p>14.02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59" table:style-name="ce89">
            <text:p>159,00</text:p>
          </table:table-cell>
          <table:table-cell office:value-type="float" office:value="69270.98" table:formula="of:=[.F19]+[.E20]-[.D20]" table:style-name="ce99">
            <text:p>69.270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104"/>
          <table:table-cell table:style-name="ce92"/>
          <table:table-cell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number-columns-repeated="2"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7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3"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2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5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3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103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107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0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109"/>
          <table:table-cell office:value-type="string" table:style-name="ce110">
            <text:p>Yıl içi Toplamı Selanik Borçlu</text:p>
          </table:table-cell>
          <table:table-cell office:value-type="float" office:value="3450" table:formula="of:=SUM([.D7:.D70])" table:style-name="ce111">
            <text:p>3.450,00</text:p>
          </table:table-cell>
          <table:table-cell office:value-type="float" office:value="5308" table:formula="of:=SUM([.E7:.E69])" table:style-name="ce111">
            <text:p>5.308,00</text:p>
          </table:table-cell>
          <table:table-cell office:value-type="float" office:value="1858" table:formula="of:=[.E72]-[.D72]" table:style-name="ce112">
            <text:p>1.858,00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8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P0">
      <number:number number:decimal-places="2" number:min-decimal-places="2" number:min-integer-digits="1" number:grouping="true"/>
      <number:text> </number:text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38P0"/>
    </number:number-style>
    <number:number-style style:name="N39" number:language="en" number:country="US">
      <number:number number:decimal-places="2" number:min-decimal-places="2" number:min-integer-digits="1" number:grouping="true"/>
    </number:number-style>
    <number:number-style style:name="N40P0">
      <number:number number:decimal-places="2" number:min-decimal-places="2" number:min-integer-digits="1"/>
      <number:text> </number:text>
    </number:number-style>
    <number:number-style style:name="N40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40P0"/>
    </number:number-style>
    <number:number-style style:name="N41" number:language="tr" number:country="TR">
      <number:number number:decimal-places="2" number:min-decimal-places="2" number:min-integer-digits="1" number:grouping="true"/>
    </number:number-style>
    <number:percentage-style style:name="N42" number:language="en" number:country="US">
      <number:number number:decimal-places="2" number:min-decimal-places="2" number:min-integer-digits="1"/>
      <number:text>%</number:text>
    </number:percentage-style>
    <number:date-style style:name="N43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44" number:language="en" number:country="US">
      <number:month number:style="long"/>
      <number:text>.</number:text>
      <number:day number:style="long"/>
      <number:text>.</number:text>
      <number:year number:style="long"/>
    </number:date-style>
    <number:date-style style:name="N45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6P0">
      <number:number number:decimal-places="2" number:min-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6P0"/>
    </number:number-style>
    <number:number-style style:name="N47P0" number:language="tr" number:country="TR">
      <number:number number:decimal-places="2" number:min-decimal-places="2" number:min-integer-digits="1" number:grouping="true"/>
    </number:number-style>
    <number:number-style style:name="N47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7P0"/>
    </number:number-style>
    <number:number-style style:name="N48P0">
      <number:number number:decimal-places="0" number:min-decimal-places="0" number:min-integer-digits="1" number:grouping="true"/>
    </number:number-style>
    <number:number-style style:name="N4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8P0"/>
    </number:number-style>
    <number:number-style style:name="N49P0">
      <number:number number:decimal-places="2" number:min-decimal-places="2" number:min-integer-digits="1" number:grouping="true"/>
    </number:number-style>
    <number:number-style style:name="N49">
      <style:text-properties fo:color="#FF0000"/>
      <number:number number:decimal-places="2" number:min-decimal-places="2" number:min-integer-digits="1" number:grouping="true"/>
      <style:map style:condition="value()&gt;=0" style:apply-style-name="N49P0"/>
    </number:number-style>
    <number:date-style style:name="N50P0">
      <number:day number:style="long"/>
      <number:text>.</number:text>
      <number:month number:style="long"/>
      <number:text>.</number:text>
      <number:year/>
    </number:date-style>
    <number:text-style style:name="N50">
      <number:text-content/>
      <style:map style:condition="value()&gt;=0" style:apply-style-name="N50P0"/>
    </number:text-style>
    <number:date-style style:name="N51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52">
      <number:number number:decimal-places="2" number:min-decimal-places="0" number:min-integer-digits="1" number:grouping="true" number:decimal-replacement=""/>
    </number:number-style>
    <number:date-style style:name="N53">
      <number:day/>
      <number:text>.</number:text>
      <number:month number:style="long"/>
      <number:text>.</number:text>
      <number:year number:style="long"/>
    </number:date-style>
    <number:number-style style:name="N54" number:language="tr" number:country="TR">
      <number:number number:min-integer-digits="1"/>
    </number:number-style>
    <number:currency-style style:name="N55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5P0"/>
    </number:currency-style>
    <number:time-style style:name="N56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5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5">
      <style:table-cell-properties fo:border="thin solid #000080" style:vertical-align="middle" fo:background-color="#FFFFD1"/>
    </style:style>
    <style:style style:name="Result2" style:family="table-cell" style:data-style-name="N56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2-15T07:39:21Z</dc:date>
    <meta:print-date>2024-01-05T08:34:57Z</meta:print-date>
    <meta:editing-cycles>163</meta:editing-cycles>
    <meta:editing-duration>PT44684S</meta:editing-duration>
  </office:meta>
</office:document-meta>
</file>